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3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</office:automatic-styles>
  <office:body>
    <office:text>
      <text:p text:style-name="P1">Husk DETTE!! :O:O</text:p>
      <text:p text:style-name="P1"/>
      <text:list text:style-name="L1">
        <text:list-item>
          <text:p text:style-name="P2"><text:tab/></text:p>
        </text:list-item>
        <text:list-item>
          <text:p text:style-name="P2"/>
        </text:list-item>
        <text:list-item>
          <text:p text:style-name="P2">Figur 11.5</text:p>
          <text:list>
            <text:list-item>
              <text:p text:style-name="P3">TASTEFEJL i corner</text:p>
            </text:list-item>
            <text:list-item>
              <text:p text:style-name="P3">rækkefølge. Tertiary -- &gt; Secondary --&gt; Primary</text:p>
            </text:list-item>
          </text:list>
        </text:list-item>
        <text:list-item>
          <text:p text:style-name="P2">Beginners</text:p>
          <text:list>
            <text:list-item>
              <text:p text:style-name="P3">Ændre algorithm names til e.g. Algorithm1A, Algorithm 4aA ....</text:p>
            </text:list-item>
            <text:list-item>
              <text:p text:style-name="P3">Flowchart skal ændres ligeså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29</meta:generator>
    <meta:initial-creator>Jens Mortensen</meta:initial-creator>
  </office:meta>
</office:document-meta>
</file>